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26.8" calcext:value-type="float">
            <text:p>-26.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]-[.K$6]" office:value-type="float" office:value="-3.69" calcext:value-type="float">
            <text:p>-3.69</text:p>
          </table:table-cell>
          <table:table-cell table:formula="of:=[.B1]-[.L$6]" office:value-type="float" office:value="-10.11" calcext:value-type="float">
            <text:p>-10.11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26.8" calcext:value-type="float">
            <text:p>-26.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-[.K$6]" office:value-type="float" office:value="-9.69" calcext:value-type="float">
            <text:p>-9.69</text:p>
          </table:table-cell>
          <table:table-cell table:formula="of:=[.B2]-[.L$6]" office:value-type="float" office:value="-10.11" calcext:value-type="float">
            <text:p>-10.11</text:p>
          </table:table-cell>
          <table:table-cell table:number-columns-repeated="6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-22.76" calcext:value-type="float">
            <text:p>-22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-[.K$6]" office:value-type="float" office:value="-13.73" calcext:value-type="float">
            <text:p>-13.73</text:p>
          </table:table-cell>
          <table:table-cell table:formula="of:=[.B3]-[.L$6]" office:value-type="float" office:value="-6.07" calcext:value-type="float">
            <text:p>-6.07</text:p>
          </table:table-cell>
          <table:table-cell table:number-columns-repeated="6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-17.96" calcext:value-type="float">
            <text:p>-17.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-[.K$6]" office:value-type="float" office:value="-13.73" calcext:value-type="float">
            <text:p>-13.73</text:p>
          </table:table-cell>
          <table:table-cell table:formula="of:=[.B4]-[.L$6]" office:value-type="float" office:value="-1.27" calcext:value-type="float">
            <text:p>-1.27</text:p>
          </table:table-cell>
          <table:table-cell table:number-columns-repeated="4"/>
          <table:table-cell office:value-type="float" office:value="6.48" calcext:value-type="float">
            <text:p>6.48</text:p>
          </table:table-cell>
          <table:table-cell office:value-type="float" office:value="-12.88" calcext:value-type="float">
            <text:p>-12.8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-17.66" calcext:value-type="float">
            <text:p>-17.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]-[.K$6]" office:value-type="float" office:value="-8.25" calcext:value-type="float">
            <text:p>-8.25</text:p>
          </table:table-cell>
          <table:table-cell table:formula="of:=[.B5]-[.L$6]" office:value-type="float" office:value="-0.969999999999999" calcext:value-type="float">
            <text:p>-0.969999999999999</text:p>
          </table:table-cell>
          <table:table-cell table:number-columns-repeated="4"/>
          <table:table-cell office:value-type="float" office:value="14.1" calcext:value-type="float">
            <text:p>14.1</text:p>
          </table:table-cell>
          <table:table-cell office:value-type="float" office:value="-20.5" calcext:value-type="float">
            <text:p>-20.5</text:p>
          </table:table-cell>
        </table:table-row>
        <table:table-row table:style-name="ro1">
          <table:table-cell table:number-columns-repeated="10"/>
          <table:table-cell table:formula="of:=0.5*([.K4]+[.K5])" office:value-type="float" office:value="10.29" calcext:value-type="float">
            <text:p>10.29</text:p>
          </table:table-cell>
          <table:table-cell table:formula="of:=0.5*([.L4]+[.L5])" office:value-type="float" office:value="-16.69" calcext:value-type="float">
            <text:p>-16.69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7]-[.K$6]" office:value-type="float" office:value="-3.91" calcext:value-type="float">
            <text:p>-3.91</text:p>
          </table:table-cell>
          <table:table-cell table:formula="of:=[.B7]-[.L$6]" office:value-type="float" office:value="13.29" calcext:value-type="float">
            <text:p>13.29</text:p>
          </table:table-cell>
          <table:table-cell table:number-columns-repeated="6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]-[.K$6]" office:value-type="float" office:value="-13.49" calcext:value-type="float">
            <text:p>-13.49</text:p>
          </table:table-cell>
          <table:table-cell table:formula="of:=[.B8]-[.L$6]" office:value-type="float" office:value="13.29" calcext:value-type="float">
            <text:p>13.29</text:p>
          </table:table-cell>
          <table:table-cell table:number-columns-repeated="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-[.K$6]" office:value-type="float" office:value="-14.09" calcext:value-type="float">
            <text:p>-14.09</text:p>
          </table:table-cell>
          <table:table-cell table:formula="of:=[.B9]-[.L$6]" office:value-type="float" office:value="12.69" calcext:value-type="float">
            <text:p>12.69</text:p>
          </table:table-cell>
          <table:table-cell table:number-columns-repeated="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17.6" calcext:value-type="float">
            <text:p>-17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-[.K$6]" office:value-type="float" office:value="-14.09" calcext:value-type="float">
            <text:p>-14.09</text:p>
          </table:table-cell>
          <table:table-cell table:formula="of:=[.B10]-[.L$6]" office:value-type="float" office:value="-0.91" calcext:value-type="float">
            <text:p>-0.9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8.3" calcext:value-type="float">
            <text:p>-8.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2]-[.K$6]" office:value-type="float" office:value="0.91" calcext:value-type="float">
            <text:p>0.91</text:p>
          </table:table-cell>
          <table:table-cell table:formula="of:=[.B12]-[.L$6]" office:value-type="float" office:value="8.39" calcext:value-type="float">
            <text:p>8.39</text:p>
          </table:table-cell>
          <table:table-cell table:number-columns-repeated="6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-8.3" calcext:value-type="float">
            <text:p>-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-[.K$6]" office:value-type="float" office:value="-6.85" calcext:value-type="float">
            <text:p>-6.85</text:p>
          </table:table-cell>
          <table:table-cell table:formula="of:=[.B13]-[.L$6]" office:value-type="float" office:value="8.39" calcext:value-type="float">
            <text:p>8.39</text:p>
          </table:table-cell>
          <table:table-cell table:number-columns-repeated="6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12.88" calcext:value-type="float">
            <text:p>-12.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]-[.K$6]" office:value-type="float" office:value="-8.17" calcext:value-type="float">
            <text:p>-8.17</text:p>
          </table:table-cell>
          <table:table-cell table:formula="of:=[.B14]-[.L$6]" office:value-type="float" office:value="3.81" calcext:value-type="float">
            <text:p>3.81</text:p>
          </table:table-cell>
          <table:table-cell table:number-columns-repeated="6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9.62" calcext:value-type="float">
            <text:p>-9.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]-[.K$6]" office:value-type="float" office:value="-8.17" calcext:value-type="float">
            <text:p>-8.17</text:p>
          </table:table-cell>
          <table:table-cell table:formula="of:=[.B15]-[.L$6]" office:value-type="float" office:value="7.07" calcext:value-type="float">
            <text:p>7.0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7]-[.K$6]" office:value-type="float" office:value="3.71" calcext:value-type="float">
            <text:p>3.71</text:p>
          </table:table-cell>
          <table:table-cell table:formula="of:=[.B17]-[.L$6]" office:value-type="float" office:value="13.29" calcext:value-type="float">
            <text:p>13.29</text:p>
          </table:table-cell>
          <table:table-cell table:number-columns-repeated="6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K$6]" office:value-type="float" office:value="8.81" calcext:value-type="float">
            <text:p>8.81</text:p>
          </table:table-cell>
          <table:table-cell table:formula="of:=[.B18]-[.L$6]" office:value-type="float" office:value="13.29" calcext:value-type="float">
            <text:p>13.29</text:p>
          </table:table-cell>
          <table:table-cell table:number-columns-repeated="6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9]-[.K$6]" office:value-type="float" office:value="11.41" calcext:value-type="float">
            <text:p>11.41</text:p>
          </table:table-cell>
          <table:table-cell table:formula="of:=[.B19]-[.L$6]" office:value-type="float" office:value="10.69" calcext:value-type="float">
            <text:p>10.6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]-[.K$6]" office:value-type="float" office:value="11.41" calcext:value-type="float">
            <text:p>11.41</text:p>
          </table:table-cell>
          <table:table-cell table:formula="of:=[.B21]-[.L$6]" office:value-type="float" office:value="10.69" calcext:value-type="float">
            <text:p>10.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]-[.K$6]" office:value-type="float" office:value="14.71" calcext:value-type="float">
            <text:p>14.71</text:p>
          </table:table-cell>
          <table:table-cell table:formula="of:=[.B22]-[.L$6]" office:value-type="float" office:value="10.69" calcext:value-type="float">
            <text:p>10.6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]-[.K$6]" office:value-type="float" office:value="14.71" calcext:value-type="float">
            <text:p>14.71</text:p>
          </table:table-cell>
          <table:table-cell table:formula="of:=[.B23]-[.L$6]" office:value-type="float" office:value="4.69" calcext:value-type="float">
            <text:p>4.69</text:p>
          </table:table-cell>
          <table:table-cell table:number-columns-repeated="6"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-12.88" calcext:value-type="float">
            <text:p>-12.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]-[.K$6]" office:value-type="float" office:value="13.83" calcext:value-type="float">
            <text:p>13.83</text:p>
          </table:table-cell>
          <table:table-cell table:formula="of:=[.B24]-[.L$6]" office:value-type="float" office:value="3.81" calcext:value-type="float">
            <text:p>3.81</text:p>
          </table:table-cell>
          <table:table-cell table:number-columns-repeated="6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-12.88" calcext:value-type="float">
            <text:p>-12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5]-[.K$6]" office:value-type="float" office:value="8.09" calcext:value-type="float">
            <text:p>8.09</text:p>
          </table:table-cell>
          <table:table-cell table:formula="of:=[.B25]-[.L$6]" office:value-type="float" office:value="3.81" calcext:value-type="float">
            <text:p>3.8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-15.42" calcext:value-type="float">
            <text:p>-15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7]-[.K$6]" office:value-type="float" office:value="8.13" calcext:value-type="float">
            <text:p>8.13</text:p>
          </table:table-cell>
          <table:table-cell table:formula="of:=[.B27]-[.L$6]" office:value-type="float" office:value="1.27" calcext:value-type="float">
            <text:p>1.27</text:p>
          </table:table-cell>
          <table:table-cell table:number-columns-repeated="6"/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-15.42" calcext:value-type="float">
            <text:p>-15.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-[.K$6]" office:value-type="float" office:value="11.59" calcext:value-type="float">
            <text:p>11.59</text:p>
          </table:table-cell>
          <table:table-cell table:formula="of:=[.B28]-[.L$6]" office:value-type="float" office:value="1.27" calcext:value-type="float">
            <text:p>1.27</text:p>
          </table:table-cell>
          <table:table-cell table:number-columns-repeated="6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17.4" calcext:value-type="float">
            <text:p>-17.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9]-[.K$6]" office:value-type="float" office:value="13.91" calcext:value-type="float">
            <text:p>13.91</text:p>
          </table:table-cell>
          <table:table-cell table:formula="of:=[.B29]-[.L$6]" office:value-type="float" office:value="-0.709999999999997" calcext:value-type="float">
            <text:p>-0.70999999999999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-17.96" calcext:value-type="float">
            <text:p>-1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1]-[.K$6]" office:value-type="float" office:value="8.17" calcext:value-type="float">
            <text:p>8.17</text:p>
          </table:table-cell>
          <table:table-cell table:formula="of:=[.B31]-[.L$6]" office:value-type="float" office:value="-1.27" calcext:value-type="float">
            <text:p>-1.27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2]-[.K$6]" office:value-type="float" office:value="15.21" calcext:value-type="float">
            <text:p>15.21</text:p>
          </table:table-cell>
          <table:table-cell table:formula="of:=[.B32]-[.L$6]" office:value-type="float" office:value="-6.31" calcext:value-type="float">
            <text:p>-6.31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3]-[.K$6]" office:value-type="float" office:value="15.21" calcext:value-type="float">
            <text:p>15.21</text:p>
          </table:table-cell>
          <table:table-cell table:formula="of:=[.B33]-[.L$6]" office:value-type="float" office:value="-10.31" calcext:value-type="float">
            <text:p>-10.31</text:p>
          </table:table-cell>
          <table:table-cell table:number-columns-repeated="6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3.4" calcext:value-type="float">
            <text:p>-23.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4]-[.K$6]" office:value-type="float" office:value="11.11" calcext:value-type="float">
            <text:p>11.11</text:p>
          </table:table-cell>
          <table:table-cell table:formula="of:=[.B34]-[.L$6]" office:value-type="float" office:value="-6.71" calcext:value-type="float">
            <text:p>-6.7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-17.96" calcext:value-type="float">
            <text:p>-1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6]-[.K$6]" office:value-type="float" office:value="8.17" calcext:value-type="float">
            <text:p>8.17</text:p>
          </table:table-cell>
          <table:table-cell table:formula="of:=[.B36]-[.L$6]" office:value-type="float" office:value="-1.27" calcext:value-type="float">
            <text:p>-1.27</text:p>
          </table:table-cell>
          <table:table-cell table:number-columns-repeated="6"/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-17.96" calcext:value-type="float">
            <text:p>-17.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7]-[.K$6]" office:value-type="float" office:value="10.17" calcext:value-type="float">
            <text:p>10.17</text:p>
          </table:table-cell>
          <table:table-cell table:formula="of:=[.B37]-[.L$6]" office:value-type="float" office:value="-1.27" calcext:value-type="float">
            <text:p>-1.27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8]-[.K$6]" office:value-type="float" office:value="15.21" calcext:value-type="float">
            <text:p>15.21</text:p>
          </table:table-cell>
          <table:table-cell table:formula="of:=[.B38]-[.L$6]" office:value-type="float" office:value="-6.31" calcext:value-type="float">
            <text:p>-6.31</text:p>
          </table:table-cell>
          <table:table-cell table:number-columns-repeated="6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-[.K$6]" office:value-type="float" office:value="15.21" calcext:value-type="float">
            <text:p>15.21</text:p>
          </table:table-cell>
          <table:table-cell table:formula="of:=[.B39]-[.L$6]" office:value-type="float" office:value="43.69" calcext:value-type="float">
            <text:p>43.69</text:p>
          </table:table-cell>
          <table:table-cell table:number-columns-repeated="6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7.1" calcext:value-type="float">
            <text:p>-27.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0]-[.K$6]" office:value-type="float" office:value="11.11" calcext:value-type="float">
            <text:p>11.11</text:p>
          </table:table-cell>
          <table:table-cell table:formula="of:=[.B40]-[.L$6]" office:value-type="float" office:value="-10.41" calcext:value-type="float">
            <text:p>-10.4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-26.8" calcext:value-type="float">
            <text:p>-26.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2]-[.K$6]" office:value-type="float" office:value="3.93" calcext:value-type="float">
            <text:p>3.93</text:p>
          </table:table-cell>
          <table:table-cell table:formula="of:=[.B42]-[.L$6]" office:value-type="float" office:value="-10.11" calcext:value-type="float">
            <text:p>-10.11</text:p>
          </table:table-cell>
          <table:table-cell table:number-columns-repeated="6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26.8" calcext:value-type="float">
            <text:p>-26.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3]-[.K$6]" office:value-type="float" office:value="10.81" calcext:value-type="float">
            <text:p>10.81</text:p>
          </table:table-cell>
          <table:table-cell table:formula="of:=[.B43]-[.L$6]" office:value-type="float" office:value="-10.11" calcext:value-type="float">
            <text:p>-10.1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20.5" calcext:value-type="float">
            <text:p>-20.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5]-[.K$6]" office:value-type="float" office:value="8.21" calcext:value-type="float">
            <text:p>8.21</text:p>
          </table:table-cell>
          <table:table-cell table:formula="of:=[.B45]-[.L$6]" office:value-type="float" office:value="-3.81" calcext:value-type="float">
            <text:p>-3.81</text:p>
          </table:table-cell>
          <table:table-cell table:number-columns-repeated="6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3.4" calcext:value-type="float">
            <text:p>-23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-[.K$6]" office:value-type="float" office:value="11.11" calcext:value-type="float">
            <text:p>11.11</text:p>
          </table:table-cell>
          <table:table-cell table:formula="of:=[.B46]-[.L$6]" office:value-type="float" office:value="-6.71" calcext:value-type="float">
            <text:p>-6.71</text:p>
          </table:table-cell>
          <table:table-cell table:number-columns-repeated="6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4.6" calcext:value-type="float">
            <text:p>-24.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7]-[.K$6]" office:value-type="float" office:value="11.11" calcext:value-type="float">
            <text:p>11.11</text:p>
          </table:table-cell>
          <table:table-cell table:formula="of:=[.B47]-[.L$6]" office:value-type="float" office:value="-7.91" calcext:value-type="float">
            <text:p>-7.9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5:42:09.487265782</meta:creation-date>
    <dc:date>2022-07-21T16:15:55.976439318</dc:date>
    <meta:editing-duration>PT12M35S</meta:editing-duration>
    <meta:editing-cycles>3</meta:editing-cycles>
    <meta:generator>LibreOffice/6.4.7.2$Linux_X86_64 LibreOffice_project/40$Build-2</meta:generator>
    <meta:document-statistic meta:table-count="1" meta:cell-count="196" meta:object-count="0"/>
  </office:meta>
</office:document-meta>
</file>